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6pt" svg:x="327.03pt" svg:y="45.92pt">
            <loext:p draw:notify-on-update-of-ranges="Sheet1.A1:Sheet1.A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.107713" calcext:value-type="float">
            <text:p>0.10771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0.201461" calcext:value-type="float">
            <text:p>0.20146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.693811" calcext:value-type="float">
            <text:p>1.693811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5.119164" calcext:value-type="float">
            <text:p>5.119164</text:p>
          </table:table-cell>
          <table:table-cell office:value-type="float" office:value="3407" calcext:value-type="float">
            <text:p>34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 style:data-style-name="N2" text:time-value="18:28:08.0709015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3:18:38.794158737</meta:creation-date>
    <dc:date>2018-02-05T18:28:20.439067862</dc:date>
    <meta:editing-duration>PT15M34S</meta:editing-duration>
    <meta:editing-cycles>3</meta:editing-cycles>
    <meta:generator>LibreOffice/5.1.6.2$Linux_X86_64 LibreOffice_project/10m0$Build-2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plot-area chart:style-name="ch2" table:cell-range-address="Sheet1.A1:Sheet1.A4" svg:x="1.33cm" svg:y="0.18cm" svg:width="14.349cm" svg:height="7.665cm">
          <chartooo:coordinate-region svg:x="1.766cm" svg:y="0.38cm" svg:width="13.819cm" svg:height="6.818cm"/>
          <chart:axis chart:dimension="x" chart:name="primary-x" chart:style-name="ch3">
            <chart:title svg:x="7.653cm" svg:y="8.025cm" chart:style-name="ch4">
              <text:p>Board Size</text:p>
            </chart:title>
          </chart:axis>
          <chart:axis chart:dimension="y" chart:name="primary-y" chart:style-name="ch3">
            <chart:title svg:x="0.451cm" svg:y="4.413cm" chart:style-name="ch5">
              <text:p>Time</text:p>
            </chart:title>
            <chart:grid chart:style-name="ch6" chart:class="major"/>
          </chart:axis>
          <chart:series chart:style-name="ch7" chart:values-cell-range-address="Sheet1.A1:Sheet1.A4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7713">
                <text:p>0.107713</text:p>
                <draw:g>
                  <svg:desc>Sheet1.A1:Sheet1.A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1461">
                <text:p>0.2014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93811">
                <text:p>1.6938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119164">
                <text:p>5.1191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